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iro Play SemiBold" svg:font-family="'Cairo Play SemiBold'" style:font-pitch="variable"/>
    <style:font-face style:name="Hadasim CLM" svg:font-family="'Hadasim CLM'"/>
    <style:font-face style:name="Liberation Sans" svg:font-family="'Liberation Sans'" style:font-family-generic="swiss" style:font-pitch="variable"/>
    <style:font-face style:name="Lohit Devanagari" svg:font-family="'Lohit Devanagari'"/>
    <style:font-face style:name="Miriam CLM" svg:font-family="'Miriam CLM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cm" style:contextual-spacing="true" fo:line-height="2.05cm" fo:text-align="center" style:justify-single-word="false"/>
      <style:text-properties style:font-name="Cairo Play SemiBold" fo:font-size="66pt" officeooo:rsid="0019b2e4" officeooo:paragraph-rsid="0019b2e4" style:font-size-asian="66pt" style:font-size-complex="66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cm" style:contextual-spacing="true" fo:line-height="2.15cm" fo:text-align="center" style:justify-single-word="false"/>
      <style:text-properties style:font-name="Cairo Play SemiBold" fo:font-size="66pt" officeooo:rsid="0019b2e4" officeooo:paragraph-rsid="0019b2e4" style:font-size-asian="66pt" style:font-size-complex="66pt"/>
    </style:style>
    <style:style style:name="T1" style:family="text">
      <style:text-properties fo:font-size="7pt" style:font-size-asian="6.0999999046325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’t</text:p>
      <text:p text:style-name="P2">Pani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iro Play SemiBold" svg:font-family="'Cairo Play SemiBold'" style:font-pitch="variable"/>
    <style:font-face style:name="Hadasim CLM" svg:font-family="'Hadasim CLM'"/>
    <style:font-face style:name="Liberation Sans" svg:font-family="'Liberation Sans'" style:font-family-generic="swiss" style:font-pitch="variable"/>
    <style:font-face style:name="Lohit Devanagari" svg:font-family="'Lohit Devanagari'"/>
    <style:font-face style:name="Miriam CLM" svg:font-family="'Miriam CLM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riam CLM" fo:font-size="12pt" fo:language="en" fo:country="IL" style:letter-kerning="true" style:font-name-asian="Noto Serif CJK SC" style:font-size-asian="10.5pt" style:language-asian="zh" style:country-asian="CN" style:font-name-complex="Hadasim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Miriam CLM" fo:font-size="12pt" fo:language="en" fo:country="IL" style:letter-kerning="true" style:font-name-asian="Noto Serif CJK SC" style:font-size-asian="10.5pt" style:language-asian="zh" style:country-asian="CN" style:font-name-complex="Hadasim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Miriam CLM" fo:font-family="'Miriam CLM'" style:font-size-asian="12pt" style:font-name-complex="Hadasim CLM" style:font-family-complex="'Hadasim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iriam CLM" fo:font-family="'Miriam CLM'" fo:font-size="12pt" fo:font-style="italic" style:font-size-asian="12pt" style:font-style-asian="italic" style:font-name-complex="Hadasim CLM" style:font-family-complex="'Hadasim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riam CLM" fo:font-family="'Miriam CLM'" fo:language="zxx" fo:country="none" style:font-size-asian="12pt" style:language-asian="zxx" style:country-asian="none" style:font-name-complex="Hadasim CLM" style:font-family-complex="'Hadasim CLM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16:35:21.821175648</meta:creation-date>
    <dc:date>2022-11-12T21:12:21.278670480</dc:date>
    <meta:editing-duration>PT16M39S</meta:editing-duration>
    <meta:editing-cycles>1</meta:editing-cycles>
    <meta:document-statistic meta:table-count="0" meta:image-count="0" meta:object-count="0" meta:page-count="1" meta:paragraph-count="2" meta:word-count="2" meta:character-count="10" meta:non-whitespace-character-count="10"/>
    <meta:generator>LibreOffice/7.3.6.2$Linux_X86_64 LibreOffice_project/30$Build-2</meta:generator>
  </office:meta>
</office:document-meta>
</file>